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ab48" officeooo:paragraph-rsid="0009ab48"/>
    </style:style>
    <style:style style:name="P2" style:family="paragraph" style:parent-style-name="Standard" style:list-style-name="L1">
      <style:text-properties officeooo:rsid="000a02ab" officeooo:paragraph-rsid="000a02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50438983" text:style-name="L1">
        <text:list-item>
          <text:p text:style-name="P1">Alogrithmus für Punktplatzierung</text:p>
        </text:list-item>
        <text:list-item>
          <text:p text:style-name="P1">Player Controllers</text:p>
        </text:list-item>
        <text:list-item>
          <text:p text:style-name="P1">Wände generieren</text:p>
        </text:list-item>
        <text:list-item>
          <text:p text:style-name="P1">Score</text:p>
        </text:list-item>
        <text:list-item>
          <text:p text:style-name="P1">Timer für laufendes Game</text:p>
        </text:list-item>
        <text:list-item>
          <text:p text:style-name="P2">KI für die Geg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08:55:46.487635797</meta:creation-date>
    <dc:date>2017-11-24T08:58:10.441813073</dc:date>
    <meta:editing-duration>PT2M24S</meta:editing-duration>
    <meta:editing-cycles>2</meta:editing-cycles>
    <meta:generator>LibreOffice/5.4.1.2$Linux_X86_64 LibreOffice_project/40m0$Build-2</meta:generator>
    <meta:document-statistic meta:table-count="0" meta:image-count="0" meta:object-count="0" meta:page-count="1" meta:paragraph-count="6" meta:word-count="22" meta:character-count="118" meta:non-whitespace-character-count="108"/>
  </office:meta>
</office:document-meta>
</file>